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rsid="000ca45b" officeooo:paragraph-rsid="000ca45b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d74c6" officeooo:paragraph-rsid="000d74c6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0d74c6" officeooo:paragraph-rsid="001158bc"/>
    </style:style>
    <style:style style:name="P4" style:family="paragraph" style:parent-style-name="Standard">
      <style:paragraph-properties fo:line-height="150%" fo:text-align="justify" style:justify-single-word="false"/>
      <style:text-properties fo:font-weight="bold" officeooo:rsid="00422419" officeooo:paragraph-rsid="00422419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font-weight="bold" officeooo:rsid="0049fe70" officeooo:paragraph-rsid="0049fe70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0fbc10" officeooo:paragraph-rsid="001158bc"/>
    </style:style>
    <style:style style:name="P7" style:family="paragraph" style:parent-style-name="Standard">
      <style:paragraph-properties fo:line-height="150%" fo:text-align="justify" style:justify-single-word="false"/>
      <style:text-properties fo:font-weight="bold" officeooo:rsid="0049fe70" officeooo:paragraph-rsid="0049fe70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font-weight="bold" officeooo:rsid="00632529" officeooo:paragraph-rsid="00632529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632529"/>
    </style:style>
    <style:style style:name="T1" style:family="text">
      <style:text-properties officeooo:rsid="000f86ce"/>
    </style:style>
    <style:style style:name="T2" style:family="text">
      <style:text-properties officeooo:rsid="000fbc10"/>
    </style:style>
    <style:style style:name="T3" style:family="text">
      <style:text-properties officeooo:rsid="00128e67"/>
    </style:style>
    <style:style style:name="T4" style:family="text">
      <style:text-properties officeooo:rsid="002877f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cbf1c" style:font-weight-asian="normal" style:font-weight-complex="normal"/>
    </style:style>
    <style:style style:name="T7" style:family="text">
      <style:text-properties fo:font-weight="normal" officeooo:rsid="004d4919" style:font-weight-asian="normal" style:font-weight-complex="normal"/>
    </style:style>
    <style:style style:name="T8" style:family="text">
      <style:text-properties fo:font-weight="normal" officeooo:rsid="00515a1d" style:font-weight-asian="normal" style:font-weight-complex="normal"/>
    </style:style>
    <style:style style:name="T9" style:family="text">
      <style:text-properties fo:font-weight="normal" officeooo:rsid="005199fb" style:font-weight-asian="normal" style:font-weight-complex="normal"/>
    </style:style>
    <style:style style:name="T10" style:family="text">
      <style:text-properties fo:font-weight="normal" officeooo:rsid="00537b1c" style:font-weight-asian="normal" style:font-weight-complex="normal"/>
    </style:style>
    <style:style style:name="T11" style:family="text">
      <style:text-properties fo:font-weight="normal" officeooo:rsid="005423c8" style:font-weight-asian="normal" style:font-weight-complex="normal"/>
    </style:style>
    <style:style style:name="T12" style:family="text">
      <style:text-properties fo:font-weight="normal" officeooo:rsid="0055574b" style:font-weight-asian="normal" style:font-weight-complex="normal"/>
    </style:style>
    <style:style style:name="T13" style:family="text">
      <style:text-properties fo:font-weight="normal" officeooo:rsid="00564cc9" style:font-weight-asian="normal" style:font-weight-complex="normal"/>
    </style:style>
    <style:style style:name="T14" style:family="text">
      <style:text-properties fo:font-weight="normal" officeooo:rsid="00632529" style:font-weight-asian="normal" style:font-weight-complex="normal"/>
    </style:style>
    <style:style style:name="T15" style:family="text">
      <style:text-properties fo:font-weight="bold" officeooo:rsid="00632529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Sistemas Inteligentes Aplicados – Trabalho de Aprendizado Bayesiano</text:p>
      <text:p text:style-name="P1">Acadêmico: Cleber Oliva Pincerato<text:tab/>Turma: C51</text:p>
      <text:p text:style-name="P4">INTRODUÇÃO</text:p>
      <text:p text:style-name="P2"><text:tab/>Neste trabalho será abordado o algoritmo desenvolvido para realizar o aprendizado <text:span text:style-name="T1">Bayesiano</text:span>, como sua estrutura, funções utilizadas e demais características.</text:p>
      <text:p text:style-name="P3"><text:tab/><text:span text:style-name="T2">Desenvolvido utilizando a linguagem de programação python, o programa classifierBayesiano.py possui quatro funções definidas, sendo elas: main, lerArquivo, processarDataSet, printarResultados.</text:span></text:p>
      <text:p text:style-name="P6"><text:tab/>O main é a função que inicia o programa e realiza uma chamada para a função lerArquivo. Já na função lerArquivo, o processo de leitura e armazenamento do arquivo de entrada é realizado por partes, assim, é possível separar o que é cabeçalho (primeira parte), o que é dataset de treinamento (segunda parte) e o que são as questões (terceira parte). Essas informações são adicionadas em listas para que possa ser realizado o manuseio dessas informações futuramente.</text:p>
      <text:p text:style-name="P3"><text:tab/><text:span text:style-name="T3">Após realizar a leitura do arquivo, é realizada uma chamada para a função processarDataSet. Nela são definidos o número total de elementos da base de dados e um dicionário que possui como índice as classes definidas no dataset e em cada índice possui uma lista com os atributos que gerou a classe em questão, foi optado utilizar um dicionário pela facilidade de já ter definido o número de vezes que resultou determinada classe. Para determinar qual classe uma instância está inserida, é necessário realizar o produto da porcentagem da classe em questão pelo produtório do atributo dado que determinada classe tenha ocorrido, para realizar essa operação o programa percorre a lista com as questões verificando, em cada índice do dicionário definido, se o elemento aparece e fazendo o somatório do mesmo, a partir desse somatório, é possível determinar qual a probabilidade do elemento ocorrer tal que o índice (ou classe) ocorreu através da divisão do somatório pelo número de vezes que resultou determinada classe (como foi comentado anteriormente). Depois de finalizar o somatório daquele elemento, é realizado o cálculo da probabilidade daquele elemento tal que ocorreu determinado índice, esse resultado é utilizado no produtório da questão, para determinar será a classe definida. O resultado final do produtório é adicionado em um novo dicionário de resultados, onde o índice continua sendo as classes da base de dados, porém, agora é adicionado em cada índice apenas o resultado do produtório. Vale ressaltar que antes de começar a realizar o somatório e o produtório essas variaveis devem ser zeradas, para que as mesmas não armazenem informações a mais do que deveriam e assim resultem em um programa falho.</text:span></text:p>
      <text:p text:style-name="P3"><text:tab/><text:span text:style-name="T4">Por último, é realizado a chamada da função printarResultados que percorre o cabeçalho e as questões da base de dados, e a cada interação é feito a concatenação e armazenamento, em uma variável temporária, o texto composto por “&lt;cabeçalho&gt;=&lt;questão&gt;,” até que chegue à penúltima interação que altera o texto, passando a ser “&lt;cabeçalho&gt;=&lt;questão&gt; ==&gt;” e por fim, quando atinge </text:span><text:soft-page-break/><text:span text:style-name="T4">a ultima interação, o texto concatena a predição a partir do maior valor no dicionário de resultado, acompanhado de os demais índices e valores.</text:span></text:p>
      <text:p text:style-name="P3"/>
      <text:p text:style-name="P5">DESCRIÇÃO BASES ARFF</text:p>
      <text:p text:style-name="P5"><text:tab/><text:span text:style-name="T5">Como definido no trabalho, deve ser realizado a descrição de duas bases de dados do Weka, com exceção da base IRIS. As escolhidas para o presente relatório são: base weather.arff e diabetes.arff.</text:span></text:p>
      <text:p text:style-name="P5"><text:span text:style-name="T5"><text:tab/></text:span><text:span text:style-name="T6">Weather.arff é uma base de dados presente no Weka e é uma base bem simples, que possui quatorze instâncias, cinco atributos </text:span><text:span text:style-name="T7">que são</text:span><text:span text:style-name="T6">: outlook (aspecto) do tipo caractere, temperature (temperatura) do tipo real, humidity (umidade) do tipo real e windy (vento) do tipo </text:span><text:span text:style-name="T7">booleano</text:span><text:span text:style-name="T6">, </text:span><text:span text:style-name="T7">e duas classes que são: yes (sim) e no (não). Essa base de dados é utilizada para prever, se a partir das entradas, um jogador irá jogar ou não.</text:span></text:p>
      <text:p text:style-name="P5"><text:span text:style-name="T7"><text:tab/></text:span><text:span text:style-name="T8">Diabetes.arff é uma base de dados mais completa, por assim dizer, pois possui mais informações como proprietário (que no caso é o Instituto Nacional de Diabetes e Doenças Digestivas Renais presente nos Estados Unidos). A base é composta com setecentos e sessenta e oito instancias com dados de pacientes do sexo feminino com faixa etária de vinte e um anos </text:span><text:span text:style-name="T9">de idade. Número de atributos da classe é mais elevado que a base de dados anterior, contendo oito atributos, sendo eles: número de vezes que engravidou, concentração de glicose no plasma em um tempo de duas horas em um teste de tolerância à glicose, pressão sanguínea diastólica que verifica a pressão que o sangue exerce e é medida em milímetros de mercúrio (mmHg), </text:span><text:span text:style-name="T10">espessura de dobra da pele do tríceps medida em milímetros (mm), </text:span><text:span text:style-name="T11">insulina sérica de duas horas, índice de massa corporal (composto pelo peso dividido pela altura ao quadrado), função pedigree do diabetes e a idade. Todos os atributos </text:span><text:span text:style-name="T12">são do tipo de dado real. Além dos atributos, a base de dados possui uma classe que define se o teste deu positivo ou negativo para diabetes, através dos valores que são passados pelos atributos.</text:span></text:p>
      <text:p text:style-name="P5"><text:span text:style-name="T12"><text:tab/></text:span><text:span text:style-name="T13">Todas as informações, das bases de dados, que constam no presente trabalho foram retiradas das próprias bases que estão disponíveis tanto no software Weka, quanto no link: </text:span><text:a xlink:type="simple" xlink:href="https://storm.cis.fordham.edu/~gweiss/data-mining/datasets.html" text:style-name="Internet_20_link" text:visited-style-name="Visited_20_Internet_20_Link"><text:span text:style-name="T13">https://storm.cis.fordham.edu/~gweiss/data-mining/datasets.html</text:span></text:a><text:span text:style-name="T13">.</text:span></text:p>
      <text:p text:style-name="P5"><text:span text:style-name="T13"/></text:p>
      <text:p text:style-name="P8">REFERÊNCIAS</text:p>
      <text:p text:style-name="P9"><text:span text:style-name="T15">Pressão Arterial Diastólica. 2019. </text:span><text:span text:style-name="T14">Disponível em:https://pt.wikipedia.org/wiki/Press%C3%A3o_arterial_diast%C3%B3lica</text:span></text:p>
      <text:p text:style-name="P8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02:44:37.839000000</meta:creation-date>
    <meta:editing-duration>PT29M17S</meta:editing-duration>
    <meta:editing-cycles>14</meta:editing-cycles>
    <meta:generator>LibreOffice/6.1.2.1$Windows_X86_64 LibreOffice_project/65905a128db06ba48db947242809d14d3f9a93fe</meta:generator>
    <dc:date>2019-12-05T03:30:22.035000000</dc:date>
    <meta:document-statistic meta:table-count="0" meta:image-count="0" meta:object-count="0" meta:page-count="2" meta:paragraph-count="15" meta:word-count="829" meta:character-count="5341" meta:non-whitespace-character-count="4517"/>
  </office:meta>
</office:document-meta>
</file>